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05cm"/>
          <style:tab-stop style:position="15.589cm" style:type="right"/>
        </style:tab-stops>
      </style:paragraph-properties>
    </style:style>
    <style:style style:name="P4"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5" style:family="paragraph" style:parent-style-name="Standard">
      <style:text-properties style:font-name="Arial1" fo:font-size="10pt" fo:language="es" fo:country="AR" style:font-size-asian="10pt" style:font-name-complex="Arial1"/>
    </style:style>
    <style:style style:name="P6"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7" style:family="paragraph" style:parent-style-name="Standard">
      <style:paragraph-properties style:text-autospace="none">
        <style:tab-stops/>
      </style:paragraph-properties>
      <style:text-properties style:font-name="Arial1" fo:font-size="10pt" fo:language="es" fo:country="AR" style:font-size-asian="10pt" style:font-name-complex="Arial1" style:font-size-complex="10pt"/>
    </style:style>
    <style:style style:name="P8" style:family="paragraph" style:parent-style-name="Standard">
      <style:paragraph-properties fo:text-align="justify" style:justify-single-word="false" style:text-autospace="none">
        <style:tab-stops/>
      </style:paragraph-properties>
      <style:text-properties style:font-name="Arial1" fo:font-size="10pt" fo:language="es" fo:country="AR" style:font-size-asian="10pt" style:font-name-complex="Arial1" style:font-size-complex="10pt"/>
    </style:style>
    <style:style style:name="P9" style:family="paragraph" style:parent-style-name="Standard">
      <style:paragraph-properties style:text-autospace="none">
        <style:tab-stops/>
      </style:paragraph-properties>
      <style:text-properties style:font-name="Arial1" fo:font-size="10pt" fo:language="es" fo:country="AR" style:font-size-asian="10pt" style:language-asian="zxx" style:country-asian="none" style:font-name-complex="Arial1" style:font-size-complex="10pt"/>
    </style:style>
    <style:style style:name="P10"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1" style:family="paragraph" style:parent-style-name="Standard">
      <style:paragraph-properties style:text-autospace="none">
        <style:tab-stops/>
      </style:paragraph-properties>
      <style:text-properties style:font-name="Arial1" fo:font-size="10pt" fo:language="es" fo:country="AR" fo:font-weight="bold" style:font-size-asian="10pt" style:font-weight-asian="bold" style:font-name-complex="Arial1" style:font-size-complex="10pt" style:font-weight-complex="bold"/>
    </style:style>
    <style:style style:name="P12" style:family="paragraph" style:parent-style-name="Standard">
      <style:text-properties style:font-name="Arial1" fo:font-size="10pt" fo:font-weight="bold" style:font-size-asian="10pt" style:font-weight-asian="bold" style:font-name-complex="Arial1" style:font-size-complex="10pt" style:font-weight-complex="bold"/>
    </style:style>
    <style:style style:name="P13" style:family="paragraph" style:parent-style-name="Standard">
      <style:paragraph-properties style:text-autospace="none">
        <style:tab-stops/>
      </style:paragraph-properties>
      <style:text-properties style:font-name="Arial1" fo:font-size="10pt" fo:font-weight="bold" style:font-size-asian="10pt" style:font-weight-asian="bold" style:font-name-complex="Arial1" style:font-size-complex="10pt" style:font-weight-complex="bold"/>
    </style:style>
    <style:style style:name="P14" style:family="paragraph" style:parent-style-name="Standard">
      <style:text-properties style:font-name="Arial1" fo:font-size="10pt" fo:font-style="italic" style:font-size-asian="10pt" style:font-style-asian="italic" style:font-name-complex="Arial1" style:font-size-complex="10pt" style:font-style-complex="italic"/>
    </style:style>
    <style:style style:name="P15" style:family="paragraph" style:parent-style-name="Standard">
      <style:text-properties style:font-name="Arial1" fo:font-size="10pt" style:font-size-asian="10pt" style:font-name-complex="Arial1"/>
    </style:style>
    <style:style style:name="P16" style:family="paragraph" style:parent-style-name="Standard">
      <style:text-properties style:font-name="Arial1" fo:font-size="10pt" style:font-size-asian="10pt" style:font-name-complex="Arial1" style:font-size-complex="10pt"/>
    </style:style>
    <style:style style:name="P17"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18" style:family="paragraph" style:parent-style-name="Standard">
      <style:text-properties style:font-name="Arial1" fo:font-size="10pt" fo:language="en" fo:country="US" style:font-size-asian="10pt" style:font-name-complex="Arial1" style:font-size-complex="10pt"/>
    </style:style>
    <style:style style:name="P19" style:family="paragraph" style:parent-style-name="Standard">
      <style:text-properties style:font-name="Arial1" fo:font-size="10pt" fo:language="es" fo:country="MX" style:font-size-asian="10pt" style:font-name-complex="Arial1"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text-align="justify" style:justify-single-word="false"/>
      <style:text-properties fo:font-size="10pt" style:font-size-asian="10pt" style:font-size-complex="10pt"/>
    </style:style>
    <style:style style:name="P22" style:family="paragraph" style:parent-style-name="Standard">
      <style:paragraph-properties fo:text-align="justify" style:justify-single-word="false" style:text-autospace="none">
        <style:tab-stops/>
      </style:paragraph-properties>
      <style:text-properties fo:font-size="10pt" style:font-size-asian="10pt" style:font-size-complex="10pt"/>
    </style:style>
    <style:style style:name="P23" style:family="paragraph" style:parent-style-name="Standard">
      <style:paragraph-properties style:text-autospace="none">
        <style:tab-stops/>
      </style:paragraph-properties>
      <style:text-properties fo:font-size="10pt" style:font-size-asian="10pt" style:font-size-complex="10pt"/>
    </style:style>
    <style:style style:name="P24" style:family="paragraph" style:parent-style-name="Standard">
      <style:text-properties style:font-name="Courier New1" fo:font-size="11pt" fo:language="en" fo:country="US" fo:font-weight="bold" style:font-size-asian="11pt" style:font-weight-asian="bold" style:font-name-complex="Arial1" style:font-size-complex="10pt" style:font-weight-complex="bold"/>
    </style:style>
    <style:style style:name="P25" style:family="paragraph" style:parent-style-name="Standard">
      <style:paragraph-properties style:text-autospace="none"/>
      <style:text-properties style:font-name="Courier New1" fo:font-size="11pt" fo:language="en" fo:country="US" fo:font-weight="bold" style:font-size-asian="11pt" style:font-weight-asian="bold" style:font-name-complex="Arial1" style:font-size-complex="10pt" style:font-weight-complex="bold"/>
    </style:style>
    <style:style style:name="P26" style:family="paragraph" style:parent-style-name="Text_20_body">
      <style:text-properties fo:font-size="10pt" style:font-size-asian="10pt" style:font-size-complex="10pt"/>
    </style:style>
    <style:style style:name="P27" style:family="paragraph" style:parent-style-name="Text_20_body">
      <style:paragraph-properties fo:text-align="justify" style:justify-single-word="false"/>
      <style:text-properties fo:font-size="10pt" style:font-size-asian="10pt" style:font-size-complex="10pt"/>
    </style:style>
    <style:style style:name="P28" style:family="paragraph" style:parent-style-name="Text_20_body">
      <style:paragraph-properties>
        <style:tab-stops>
          <style:tab-stop style:position="0.635cm"/>
        </style:tab-stops>
      </style:paragraph-properties>
      <style:text-properties style:font-name="Arial1" fo:font-size="10pt" fo:font-weight="bold" style:font-size-asian="10pt" style:font-weight-asian="bold" style:font-name-complex="Arial1" style:font-size-complex="10pt" style:font-weight-complex="bold"/>
    </style:style>
    <style:style style:name="P29" style:family="paragraph" style:parent-style-name="Standard">
      <style:paragraph-properties fo:margin-left="0cm" fo:margin-right="0cm" fo:text-indent="1.249cm" style:auto-text-indent="false"/>
      <style:text-properties style:font-name="Courier New1" fo:font-size="10pt" fo:font-weight="bold" style:font-size-asian="10pt" style:font-weight-asian="bold" style:font-name-complex="Arial1" style:font-size-complex="10pt" style:font-weight-complex="bold"/>
    </style:style>
    <style:style style:name="P30" style:family="paragraph" style:parent-style-name="Standard">
      <style:paragraph-properties fo:margin-left="0cm" fo:margin-right="0cm" fo:text-indent="1.249cm" style:auto-text-indent="false"/>
      <style:text-properties style:font-name="Courier New1" fo:font-size="10pt" fo:language="en" fo:country="US" fo:font-weight="bold" style:font-size-asian="10pt" style:font-weight-asian="bold" style:font-name-complex="Arial1" style:font-size-complex="10pt" style:font-weight-complex="bold"/>
    </style:style>
    <style:style style:name="P31" style:family="paragraph" style:parent-style-name="WW-Texto_20_independiente_20_2">
      <style:text-properties fo:font-size="10pt" style:font-size-asian="10pt" style:font-size-complex="10pt"/>
    </style:style>
    <style:style style:name="P32" style:family="paragraph" style:parent-style-name="WW-Texto_20_independiente_20_2">
      <style:text-properties style:font-name="Arial1" fo:font-size="10pt" fo:language="en" fo:country="US" fo:font-weight="bold" style:font-size-asian="10pt" style:font-weight-asian="bold" style:font-name-complex="Arial1" style:font-size-complex="10pt" style:font-weight-complex="bold"/>
    </style:style>
    <style:style style:name="P33" style:family="paragraph" style:parent-style-name="Standard">
      <style:paragraph-properties fo:margin-left="1.249cm" fo:margin-right="0cm" fo:text-indent="0cm" style:auto-text-indent="false"/>
      <style:text-properties style:font-name="Courier New1" fo:font-size="10pt" fo:language="en" fo:country="US" fo:font-weight="bold" style:font-size-asian="10pt" style:font-weight-asian="bold" style:font-name-complex="Arial1" style:font-size-complex="10pt" style:font-weight-complex="bold"/>
    </style:style>
    <style:style style:name="P34" style:family="paragraph" style:parent-style-name="Standard">
      <style:paragraph-properties fo:margin-left="1.249cm" fo:margin-right="0cm" fo:text-indent="0cm" style:auto-text-indent="false"/>
      <style:text-properties style:font-name="Courier New1" fo:font-size="10pt" fo:font-weight="bold" style:font-size-asian="10pt" style:font-weight-asian="bold" style:font-name-complex="Arial1" style:font-size-complex="10pt" style:font-weight-complex="bold"/>
    </style:style>
    <style:style style:name="P35" style:family="paragraph" style:parent-style-name="Standard">
      <style:paragraph-properties fo:text-align="justify" style:justify-single-word="false" fo:break-before="page"/>
      <style:text-properties style:font-name="Arial1" fo:font-size="10pt" style:font-size-asian="10pt" style:font-name-complex="Arial1" style:font-size-complex="10pt"/>
    </style:style>
    <style:style style:name="P36" style:family="paragraph" style:parent-style-name="Standard">
      <style:paragraph-properties fo:break-before="page" style:text-autospace="none">
        <style:tab-stops/>
      </style:paragraph-properties>
      <style:text-properties style:font-name="Arial1" fo:font-size="10pt" fo:font-weight="bold" style:font-size-asian="10pt" style:font-weight-asian="bold" style:font-name-complex="Arial1" style:font-size-complex="10pt" style:font-weight-complex="bold"/>
    </style:style>
    <style:style style:name="P37" style:family="paragraph" style:parent-style-name="Standard" style:master-page-name="Standard">
      <style:paragraph-properties fo:text-align="center" style:justify-single-word="false" style:page-number="auto" style:text-autospace="none"/>
    </style:style>
    <style:style style:name="P38" style:family="paragraph" style:parent-style-name="Standard" style:list-style-name="L1">
      <style:paragraph-properties fo:margin-left="1.249cm" fo:margin-right="0cm" fo:text-indent="0cm" style:auto-text-indent="false"/>
      <style:text-properties fo:font-size="10pt" style:font-size-asian="10pt" style:font-size-complex="10pt"/>
    </style:style>
    <style:style style:name="P39" style:family="paragraph" style:parent-style-name="Standard" style:list-style-name="L1">
      <style:paragraph-properties fo:margin-left="1.249cm" fo:margin-right="0cm" fo:text-indent="0cm" style:auto-text-indent="false"/>
      <style:text-properties style:font-name="Arial1" fo:font-size="10pt" style:font-size-asian="10pt" style:font-name-complex="Arial1" style:font-size-complex="10pt"/>
    </style:style>
    <style:style style:name="P40" style:family="paragraph" style:parent-style-name="Heading_20_4">
      <style:paragraph-properties style:text-autospace="none"/>
      <style:text-properties style:font-name="Courier New1" fo:language="en" fo:country="US" style:font-size-complex="10pt"/>
    </style:style>
    <style:style style:name="T1" style:family="text">
      <style:text-properties style:font-name="Arial1" fo:font-size="10pt" style:font-size-asian="10pt" style:font-name-complex="Arial1"/>
    </style:style>
    <style:style style:name="T2" style:family="text">
      <style:text-properties style:font-name="Arial1" style:font-name-complex="Arial1"/>
    </style:style>
    <style:style style:name="T3" style:family="text">
      <style:text-properties style:font-name="Arial1" fo:language="en" fo:country="US" style:font-name-complex="Arial1"/>
    </style:style>
    <style:style style:name="T4" style:family="text">
      <style:text-properties style:font-name="Arial1" fo:language="es" fo:country="MX" style:font-name-complex="Arial1"/>
    </style:style>
    <style:style style:name="T5" style:family="text">
      <style:text-properties style:font-name="Arial1" fo:language="es" fo:country="AR" style:font-name-complex="Arial1"/>
    </style:style>
    <style:style style:name="T6" style:family="text">
      <style:text-properties style:font-name="Arial1" fo:language="es" fo:country="AR" fo:font-weight="bold" style:font-weight-asian="bold" style:font-name-complex="Arial1" style:font-weight-complex="bold"/>
    </style:style>
    <style:style style:name="T7" style:family="text">
      <style:text-properties style:font-name="Arial1" fo:language="es" fo:country="AR" fo:font-style="italic" fo:font-weight="bold" style:font-style-asian="italic" style:font-weight-asian="bold" style:font-name-complex="Arial1" style:font-style-complex="italic" style:font-weight-complex="bold"/>
    </style:style>
    <style:style style:name="T8" style:family="text">
      <style:text-properties style:font-name="Arial1" fo:font-weight="bold" style:font-weight-asian="bold" style:font-name-complex="Arial1" style:font-weight-complex="bold"/>
    </style:style>
    <style:style style:name="T9" style:family="text">
      <style:text-properties fo:color="#0000ff" style:font-name="Arial1" fo:font-size="10pt" fo:font-weight="bold" style:font-size-asian="10pt" style:font-weight-asian="bold" style:font-name-complex="Arial1" style:font-size-complex="10pt" style:font-weight-complex="bold"/>
    </style:style>
    <style:style style:name="T10" style:family="text">
      <style:text-properties fo:color="#0000ff" style:font-name="Arial1" fo:font-size="10pt" fo:font-weight="bold" officeooo:rsid="00083595" style:font-size-asian="10pt" style:font-weight-asian="bold" style:font-name-complex="Arial1" style:font-size-complex="10pt" style:font-weight-complex="bold"/>
    </style:style>
    <style:style style:name="T11" style:family="text">
      <style:text-properties fo:color="#0000ff" style:font-name="Arial1" fo:font-size="16pt" fo:language="es" fo:country="AR" fo:font-weight="normal" style:font-size-asian="16pt" style:font-weight-asian="normal" style:font-name-complex="Arial1" style:font-size-complex="10pt" style:font-weight-complex="normal"/>
    </style:style>
    <style:style style:name="T12" style:family="text">
      <style:text-properties fo:font-variant="small-caps" fo:color="#0000ff" style:font-name="Arial1" fo:font-size="16pt" fo:language="es" fo:country="AR" style:font-size-asian="16pt" style:font-name-complex="Arial1" style:font-size-complex="10pt"/>
    </style:style>
    <style:style style:name="T13" style:family="text">
      <style:text-properties style:font-name="Courier New1"/>
    </style:style>
    <style:style style:name="T14" style:family="text">
      <style:text-properties style:font-name="Courier New1" fo:font-weight="bold" style:font-weight-asian="bold" style:font-weight-complex="bold"/>
    </style:style>
    <style:style style:name="T15" style:family="text">
      <style:text-properties style:font-name="Courier New1" fo:font-weight="bold" style:font-weight-asian="bold" style:font-name-complex="Arial1" style:font-weight-complex="bold"/>
    </style:style>
    <style:style style:name="T16" style:family="text">
      <style:text-properties style:font-name="Courier New1" style:font-name-complex="Arial1"/>
    </style:style>
    <style:style style:name="T17" style:family="text">
      <style:text-properties style:font-name="Courier New1" fo:language="en" fo:country="US" fo:font-weight="bold" style:font-weight-asian="bold" style:font-name-complex="Arial1" style:font-weight-complex="bold"/>
    </style:style>
    <style:style style:name="T18" style:family="text">
      <style:text-properties style:font-name="Courier New1" fo:language="es" fo:country="AR" fo:font-weight="bold" style:font-weight-asian="bold" style:font-name-complex="Arial1" style:font-weight-complex="bold"/>
    </style:style>
    <style:style style:name="T19"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20" style:family="text">
      <style:text-properties style:font-name="Courier New1" fo:language="es" fo:country="AR" style:font-name-complex="Arial1"/>
    </style:style>
    <style:style style:name="T21" style:family="text">
      <style:text-properties style:font-name="Courier New1" fo:font-size="10pt" fo:font-weight="bold" style:font-size-asian="10pt" style:font-weight-asian="bold" style:font-name-complex="Arial1" style:font-weight-complex="bold"/>
    </style:style>
    <style:style style:name="T22" style:family="text">
      <style:text-properties style:font-name="Courier New1" fo:font-size="10pt" style:font-size-asian="10pt" style:font-name-complex="Arial1"/>
    </style:style>
    <style:style style:name="T23" style:family="text">
      <style:text-properties fo:font-weight="bold" style:font-weight-asian="bold" style:font-weight-complex="bold"/>
    </style:style>
    <style:style style:name="T24" style:family="text">
      <style:text-properties fo:language="es" fo:country="MX"/>
    </style:style>
    <style:style style:name="fr1"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79cm" fo:padding-right="0.279cm" fo:padding-top="0.152cm" fo:padding-bottom="0.152cm" fo:border="0.06pt solid #000000">
        <style:background-image/>
      </style:graphic-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1">M</text:span><text:span text:style-name="T12">anejo de Tareas y Procesos.</text:span></text:p>
      <text:p text:style-name="P4"/>
      <text:p text:style-name="P6">Ingrese a un shell de línea de comandos de su equipo .</text:p>
      <text:p text:style-name="P10"/>
      <text:p text:style-name="P12">Multitarea (ejecutando más de una tarea a la vez)</text:p>
      <text:p text:style-name="P14">Control de trabajos</text:p>
      <text:p text:style-name="P17">Control de trabajos se refiere a la habilidad de poner procesos (esencialmente, otra palabra para programas) en background (segundo plano) y ponerlos de vuelta en foreground (primer plano).</text:p>
      <text:p text:style-name="P17"/>
      <text:p text:style-name="P17">En *nix, la principal herramienta para el control de procesos es el shell, seguirá la pista de los procesos por usted, si se aprende como hablar su lenguaje.</text:p>
      <text:p text:style-name="P27">Las dos palabras más importantes en ese lenguaje son <text:span text:style-name="T14">fg</text:span>, para primer plano, y <text:span text:style-name="T14">bg</text:span>, para segundo plano. </text:p>
      <text:p text:style-name="P27"/>
      <text:p text:style-name="P27">Para entender como funcionan, use el comando <text:span text:style-name="T14">yes</text:span> en el indicador del sistema.</text:p>
      <text:p text:style-name="P17"/>
      <text:p text:style-name="P21"><text:span text:style-name="T2">Esto produce el maravilloso efecto de desplazar una larga columna de yes por la parte izquierda de la pantalla, tan rápido que no se pueden seguir. Para pararlo, se podría pulsar </text:span><text:span text:style-name="T15">&lt;Ctrl+c&gt;</text:span><text:span text:style-name="T2"> y matarlo, pero esta vez Ud. oprimirá </text:span><text:span text:style-name="T15">&lt;Ctrl+z&gt;</text:span><text:span text:style-name="T2">. Parece haberse detenido, pero habrá un mensaje antes del indicador de sistema, más o menos parecido a este:</text:span></text:p>
      <text:p text:style-name="P29">[1]+ Stopped yes</text:p>
      <text:p text:style-name="P16"/>
      <text:p text:style-name="P21"><text:span text:style-name="T2">Significa que el trabajo </text:span><text:span text:style-name="T15">yes</text:span><text:span text:style-name="T2"> se ha suspendido en el segundo plano. Se puede hacer que siga ejecutándose tecleando </text:span><text:span text:style-name="T15">fg</text:span><text:span text:style-name="T16"> </text:span><text:span text:style-name="T2">en el indicador de sistema, que lo pondrá en primer plano otra vez. Si se desea, se pueden hacer otras cosas antes, mientras está suspendido. Pruebe unos cuantos </text:span><text:span text:style-name="T15">ls</text:span><text:span text:style-name="T2"> o algo antes de ponerlo en primer plano nuevamente.</text:span></text:p>
      <text:p text:style-name="P26">Una vez que ha vuelto al primer plano, las yes empezarán a salir otra vez, tan rápido como antes.</text:p>
      <text:p text:style-name="P20"><text:span text:style-name="T2"><text:s/>(Ahora pulse </text:span><text:span text:style-name="T15">&lt;Ctrl+c&gt;</text:span><text:span text:style-name="T16"> </text:span><text:span text:style-name="T2">para matarlo de veras).</text:span></text:p>
      <text:p text:style-name="P16"/>
      <text:p text:style-name="P26">Analicemos el mensaje que obtuvimos del shell:</text:p>
      <text:p text:style-name="P29">[1]+ Stopped yes</text:p>
      <text:p text:style-name="P16"/>
      <text:p text:style-name="P31">El número entre corchetes es el número de trabajo de este proceso, y se usará cuando se necesite referenciarlo específicamente.</text:p>
      <text:p text:style-name="P16"/>
      <text:p text:style-name="P31">Antes de seguir adelante, iniciemos este trabajo nuevamente y lo mataremos de forma diferente. Esta vez con un comando llamado <text:span text:style-name="T14">kill</text:span><text:span text:style-name="T13"> </text:span>que se usa del siguiente modo:</text:p>
      <text:p text:style-name="P33">kill %1</text:p>
      <text:p text:style-name="P33">[1]+ Stopped yes</text:p>
      <text:p text:style-name="P18"/>
      <text:p text:style-name="P21"><text:span text:style-name="T2">Ese mensaje sobre el proceso que indica "parado" otra vez induce a error. Para saber si aún está vivo (eso es, tanto en ejecución como congelado en un estado suspendido), teclee </text:span><text:span text:style-name="T15">jobs</text:span><text:span text:style-name="T2">:</text:span></text:p>
      <text:p text:style-name="P33">jobs</text:p>
      <text:p text:style-name="P33">[1]+ Terminated yes</text:p>
      <text:p text:style-name="P16"/>
      <text:p text:style-name="P16">Ahora ya lo sabe: ¡el trabajo ha terminado!</text:p>
      <text:p text:style-name="P16"/>
      <text:p text:style-name="P16">Ahora, ejecute yes de nuevo, de esta forma:</text:p>
      <text:p text:style-name="P33">yes &gt; /dev/null</text:p>
      <text:p text:style-name="P20"><text:span text:style-name="T3">Pulse </text:span><text:span text:style-name="T17">&lt;Ctrl+z&gt;</text:span><text:span text:style-name="T3">.</text:span></text:p>
      <text:p text:style-name="P32"><text:tab/><text:span text:style-name="T13">[1]+ Stopped yes &gt;/dev/null</text:span></text:p>
      <text:p text:style-name="P32"/>
      <text:p text:style-name="P31">¿Hay alguna forma de ponerlo en ejecución en segundo plano, mientras deja el indicador del sistema para trabajar de forma interactiva? El comando para hacer eso es <text:span text:style-name="T14">bg</text:span>:</text:p>
      <text:p text:style-name="P33">bg</text:p>
      <text:p text:style-name="P33">[1]+ yes &gt;/dev/null &amp;</text:p>
      <text:p text:style-name="P21"><text:span text:style-name="T2">Después de teclear </text:span><text:span text:style-name="T15">bg</text:span><text:span text:style-name="T2">, el trabajo </text:span><text:span text:style-name="T15">yes &gt; /dev/null</text:span><text:span text:style-name="T2"> habrá continuado con su ejecución otra vez, pero esta vez en segundo plano. </text:span></text:p>
      <text:p text:style-name="P35">Ahora hay dos formas diferentes de matarlo: con el comando kill que ya se explicó, o poniendo el trabajo en primer plano de nuevo e interrumpirlo con una interrupción, <text:span text:style-name="T14">&lt;Ctrl+c&gt;</text:span>. Probemos la segunda forma, sólo para entender la relación entre fg y bg un poco mejor:</text:p>
      <text:p text:style-name="P33">fg</text:p>
      <text:p text:style-name="P33">yes &gt;/dev/null</text:p>
      <text:p text:style-name="P20"><text:span text:style-name="T3">Pulse </text:span><text:span text:style-name="T17">&lt;Ctrl+c&gt;</text:span><text:span text:style-name="T3">.</text:span></text:p>
      <text:p text:style-name="P16"/>
      <text:p text:style-name="P16">Bueno, se acabó. Ahora, ejecute unos cuantos trabajos simultáneamente, como estos:</text:p>
      <text:p text:style-name="P33">yes &gt; /dev/null &amp;</text:p>
      <text:p text:style-name="P33">[1] 1024</text:p>
      <text:p text:style-name="P33">yes | sort &gt; /dev/null &amp;</text:p>
      <text:p text:style-name="P33">[2] 1026</text:p>
      <text:p text:style-name="P33">yes | uniq &gt; /dev/null</text:p>
      <text:p text:style-name="P20"><text:span text:style-name="T2">Pulse </text:span><text:span text:style-name="T15">&lt;Ctrl-z&gt;</text:span><text:span text:style-name="T2"> para suspenderlo..</text:span></text:p>
      <text:p text:style-name="P30">[3]+ Stopped yes _ uniq &gt;/dev/null</text:p>
      <text:p text:style-name="P16"/>
      <text:p text:style-name="P17">Cada uno indica su número de trabajo. Los dos primeros también muestran sus números de identificación de proceso, o <text:span text:style-name="T23">PID</text:span>, después del número de trabajo.</text:p>
      <text:p text:style-name="P16">Matemos el segundo. Se puede teclear "<text:span text:style-name="T14">kill %2</text:span>", pero eso sería demasiado fácil.</text:p>
      <text:p text:style-name="P16">Por el contrario, haga esto:</text:p>
      <text:p text:style-name="P33">fg %2</text:p>
      <text:p text:style-name="P33">yes _ sort &gt;/dev/null</text:p>
      <text:p text:style-name="P20"><text:span text:style-name="T2">Pulse </text:span><text:span text:style-name="T15">&lt;Ctrl+c&gt;</text:span><text:span text:style-name="T2"> para matarlo.</text:span></text:p>
      <text:p text:style-name="P16"/>
      <text:p text:style-name="P17">Esto funciona por que el shell automáticamente interpreta un número de trabajo como una petición para poner ese trabajo en primer plano. Se puede indicar los números de trabajo con otros números precedidos por un "%". Ahora teclee "jobs" para ver cuáles trabajos quedan en ejecución:</text:p>
      <text:p text:style-name="P33">jobs</text:p>
      <text:p text:style-name="P33">[1]- Running yes &gt;/dev/null &amp;</text:p>
      <text:p text:style-name="P33">[3]+ Stopped yes | uniq &gt;/dev/null</text:p>
      <text:p text:style-name="P18"/>
      <text:p text:style-name="P21"><text:span text:style-name="T2">El "-" indica que ese trabajo número 1 es segundo en la lista para ser puesto en el primer plano, si sólo se teclea </text:span><text:span text:style-name="T15">fg</text:span><text:span text:style-name="T2"> sin dar parámetros. El "+" indica que el trabajo especificado es el primero en la lista un </text:span><text:span text:style-name="T15">fg</text:span><text:span text:style-name="T2"> sin parámetros pondrá al trabajo número 3 en el primer plano. Sin embargo, se puede acceder a él llamándolo, si se desea, mediante:</text:span></text:p>
      <text:p text:style-name="P33">fg %1</text:p>
      <text:p text:style-name="P34">yes &gt;/dev/null</text:p>
      <text:p text:style-name="P20"><text:span text:style-name="T2">Pulse </text:span><text:span text:style-name="T15">&lt;Ctrl+z&gt;</text:span><text:span text:style-name="T2"> para suspenderlo.</text:span></text:p>
      <text:p text:style-name="P30">[1]+ Stopped yes &gt;/dev/null</text:p>
      <text:p text:style-name="P16"/>
      <text:p text:style-name="P17">Al cambiar al trabajo número 1 y luego suspenderlo han cambiado las prioridades de todos los trabajos de usuario. Esto se puede ver con el comando <text:span text:style-name="T14">jobs</text:span>:</text:p>
      <text:p text:style-name="P33">jobs</text:p>
      <text:p text:style-name="P33">[1]+ Stopped yes &gt;/dev/null</text:p>
      <text:p text:style-name="P33">[3]- Stopped yes | uniq &gt;/dev/null</text:p>
      <text:p text:style-name="P18"/>
      <text:p text:style-name="P17">Ahora los dos están parados (porque los dos se han suspendido con <text:span text:style-name="T14">&lt;Ctrl+z&gt;</text:span>), y el número 1 es el siguiente en la lista a entrar en el primer plano por defecto. Esto es así porque se le puso en el primer plano manualmente, y luego fue suspendido. El "+" siempre se refiere al trabajo más reciente que ha sido suspendido del primer plano. Se puede continuar con su ejecución otra vez:</text:p>
      <text:p text:style-name="P33">bg</text:p>
      <text:p text:style-name="P33">[1]+ yes &gt;/dev/null &amp;</text:p>
      <text:p text:style-name="P33">jobs</text:p>
      <text:p text:style-name="P33">[1]- Running yes &gt;/dev/null</text:p>
      <text:p text:style-name="P33">[3]+ Stopped yes | uniq &gt;/dev/null</text:p>
      <text:p text:style-name="P18"/>
      <text:p text:style-name="P16"/>
      <text:p text:style-name="P35">Fíjese que ahora está en ejecución, y el otro trabajo se ha movido en la lista y tiene el "+". Ahora matémoslos para que el sistema no esté permanentemente ralentizado por procesos que no hacen nada.</text:p>
      <text:p text:style-name="P33">kill %1 %3</text:p>
      <text:p text:style-name="P33">[3] Terminated yes | uniq &gt;/dev/null</text:p>
      <text:p text:style-name="P33">jobs</text:p>
      <text:p text:style-name="P33">[1]+ Terminated yes &gt;/dev/null</text:p>
      <text:p text:style-name="P10"/>
      <text:p text:style-name="P10">Procesos en Linux</text:p>
      <text:p text:style-name="P19">Entre los atributos de un proceso, se encuentran:</text:p>
      <text:list xml:id="list3832875988499138334" text:style-name="L1">
        <text:list-item>
          <text:p text:style-name="P38"><text:span text:style-name="T2">Identificador (PID)</text:span><text:span text:style-name="T4">: Número</text:span><text:span text:style-name="T2"> único que el sistema asigna a cada proceso de tal forma que aunque los PID se puedan repetir en el sistema, nunca pueden hacerlo en el mismo momento. </text:span></text:p>
        </text:list-item>
        <text:list-item>
          <text:p text:style-name="P39">Identificador del proceso padre (PPID).</text:p>
        </text:list-item>
        <text:list-item>
          <text:p text:style-name="P39">Identidades del usuario y grupos.</text:p>
        </text:list-item>
        <text:list-item>
          <text:p text:style-name="P39">Prioridad del proceso con respecto a otros.</text:p>
        </text:list-item>
        <text:list-item>
          <text:p text:style-name="P39">Recursos consumidos por el proceso.</text:p>
        </text:list-item>
        <text:list-item>
          <text:p text:style-name="P38"><text:span text:style-name="T4">Archivos</text:span><text:span text:style-name="T2"> abiertos</text:span></text:p>
        </text:list-item>
        <text:list-item>
          <text:p text:style-name="P39">Estado del proceso<text:span text:style-name="T24">: Especifica la actividad que esta realizando el proceso.</text:span></text:p>
        </text:list-item>
      </text:list>
      <text:p text:style-name="P20"/>
      <text:p text:style-name="P28">Visualizando procesos</text:p>
      <text:p text:style-name="P22"><text:span text:style-name="T5">Antes de manipular procesos en Linux hay que poder ver los procesos en ejecución. Para esto se emplea el comando </text:span><text:span text:style-name="T18">ps</text:span><text:span text:style-name="T5">.</text:span></text:p>
      <text:p text:style-name="P7"/>
      <text:p text:style-name="P23"><text:span text:style-name="T5"><text:tab/>Sintaxis: </text:span><text:span text:style-name="T18">ps</text:span><text:span text:style-name="T6"> </text:span><text:span text:style-name="T7">&lt;opciones&gt;</text:span></text:p>
      <text:p text:style-name="P7"/>
      <text:p text:style-name="P22"><text:span text:style-name="T5">Para ver las opciones del comando ps puede emplear el modificador </text:span><text:span text:style-name="T18">--help</text:span><text:span text:style-name="T5"> o bien acceder a la pagina man de ps.</text:span></text:p>
      <text:p text:style-name="P7"/>
      <text:p text:style-name="P7">Dentro de las opciones más útiles se encuentran:</text:p>
      <text:p text:style-name="P9"/>
      <text:p text:style-name="P7"><draw:frame draw:style-name="fr1" draw:name="Marco1" text:anchor-type="paragraph" svg:y="0.09cm" svg:width="11.986cm" svg:height="2.441cm" draw:z-index="0"><draw:text-box><text:p text:style-name="Standard"><text:span text:style-name="T21">-a</text:span><text:span text:style-name="T22"> </text:span><text:span text:style-name="T1"><text:tab/>Muestra todos los procesos inclusive de otras terminales.</text:span></text:p><text:p text:style-name="Standard"><text:span text:style-name="T21">l</text:span><text:span text:style-name="T1"><text:tab/>Formato largo.</text:span></text:p><text:p text:style-name="Standard"><text:span text:style-name="T21">-F</text:span><text:span text:style-name="T1"><text:tab/>Otro formato largo.</text:span></text:p><text:p text:style-name="Standard"><text:span text:style-name="T21">f</text:span><text:span text:style-name="T1"><text:tab/>Muestra jerárquicamente los padres e hijos. (--forest)</text:span></text:p><text:p text:style-name="P15"><text:span text:style-name="T14">x</text:span><text:tab/>Muestra procesos que no dependen de una shell.</text:p></draw:text-box></draw:frame></text:p>
      <text:p text:style-name="P23"><text:span text:style-name="T5">Ingrese el comando </text:span><text:span text:style-name="T18">ps</text:span><text:span text:style-name="T5"> y a continuación &lt;ENTER&gt;. ¿Qué procesos hay en ejecución?</text:span></text:p>
      <text:p text:style-name="P7"/>
      <text:p text:style-name="P8">La primera columna es el PID del proceso el cual nos permitirá identificar el proceso de aquí en adelante.</text:p>
      <text:p text:style-name="P7"/>
      <text:p text:style-name="P23"><text:span text:style-name="T5">Ahora ingrese el comando </text:span><text:span text:style-name="T18">ps f</text:span><text:span text:style-name="T5"> y a continuación &lt;ENTER&gt;. ¿Nota la diferencia?</text:span></text:p>
      <text:p text:style-name="P23"><text:span text:style-name="T5">Ahora ingrese el comando </text:span><text:span text:style-name="T18">ps l</text:span><text:span text:style-name="T5"> y a continuación &lt;ENTER&gt;. ¿Qué significa cada columna de esta salida?</text:span></text:p>
      <text:p text:style-name="P7"/>
      <text:p text:style-name="P8">Tanto la opción <text:span text:style-name="T14">f</text:span> como la <text:span text:style-name="T14">l</text:span> tienen una columna <text:span text:style-name="T13">STAT</text:span> que indica el estado del proceso. Los posibles estados que puede indicar son:</text:p>
      <text:p text:style-name="P7"><draw:frame draw:style-name="fr1" draw:name="Marco2" text:anchor-type="paragraph" svg:y="0.233cm" svg:width="8.971cm" svg:height="3.2cm" draw:z-index="1"><draw:text-box><text:p text:style-name="P5"><text:span text:style-name="T14">D</text:span> <text:s text:c="2"/>durmiendo ininterrumpible (generalmente por E/S)</text:p><text:p text:style-name="P5"><text:span text:style-name="T14">R</text:span> <text:s text:c="2"/>corriendo (o en cola de listos)</text:p><text:p text:style-name="P5"><text:span text:style-name="T14">S </text:span><text:s/>durmiendo</text:p><text:p text:style-name="P5"><text:span text:style-name="T14">T</text:span> <text:s text:c="2"/>detenido</text:p><text:p text:style-name="P5"><text:span text:style-name="T14">W </text:span><text:s/>paginado</text:p><text:p text:style-name="P5"><text:span text:style-name="T14">X</text:span> <text:s text:c="2"/>muerto</text:p><text:p text:style-name="P15"><text:span text:style-name="T14">Z</text:span> <text:s text:c="2"/>defunct ("zombie")</text:p></draw:text-box></draw:frame></text:p>
      <text:p text:style-name="P22"><text:span text:style-name="T2">Una variante mas completa de la opción </text:span><text:span text:style-name="T15">f</text:span><text:span text:style-name="T2"> es el comando</text:span><text:span text:style-name="T8"> </text:span><text:span text:style-name="T15">pstree</text:span><text:span text:style-name="T2">. (Sólo notará la diferencia ejecutándolo como </text:span><text:span text:style-name="T8">root</text:span><text:span text:style-name="T2">)</text:span></text:p>
      <text:p text:style-name="P36">Matando procesos</text:p>
      <text:p text:style-name="P23"><text:span text:style-name="T5">En ocasiones es necesario finalizar un proceso de manera manual. Esto puede deberse a algún error del programa o nuestro. Para finalizar un proceso se utiliza el comando </text:span><text:span text:style-name="T18">kill</text:span><text:span text:style-name="T5">.</text:span></text:p>
      <text:p text:style-name="P7"/>
      <text:p text:style-name="P23"><text:span text:style-name="T5"><text:tab/>Sintaxis: </text:span><text:span text:style-name="T18">kill </text:span><text:span text:style-name="T19">&lt;-señal&gt;</text:span><text:span text:style-name="T18"> PID</text:span></text:p>
      <text:p text:style-name="P7"/>
      <text:p text:style-name="P22"><text:span text:style-name="T5">Para ver las opciones del comando kill puede emplear el modificador </text:span><text:span text:style-name="T18">--help</text:span><text:span text:style-name="T5"> o bien acceder a la página del manual de kill.</text:span></text:p>
      <text:p text:style-name="P7"/>
      <text:p text:style-name="P22"><text:span text:style-name="T5">Ingrese el comando </text:span><text:span text:style-name="T18">top</text:span><text:span text:style-name="T5"> y a continuación &lt;ENTER&gt;. Ahora tipee Ctrl+z a continuación ingrese el comando </text:span><text:span text:style-name="T18">ps f</text:span><text:span text:style-name="T5"> y &lt;ENTER&gt;. ¿Qué estado tiene el proceso del top?</text:span></text:p>
      <text:p text:style-name="P22"><text:span text:style-name="T5">Ingrese el comando </text:span><text:span text:style-name="T18">kill PID</text:span><text:span text:style-name="T5"> (donde </text:span><text:span text:style-name="T6">PID</text:span><text:span text:style-name="T5"> es el PID del top mostrado por el </text:span><text:span text:style-name="T18">ps f</text:span><text:span text:style-name="T5">) y a continuación &lt;ENTER&gt;. </text:span></text:p>
      <text:p text:style-name="P22"><text:span text:style-name="T5">Ingrese nuevamente el comando </text:span><text:span text:style-name="T18">ps f</text:span><text:span text:style-name="T5"> y &lt;ENTER&gt;. ¿Todavía aparece listado el proceso del top?¿Qué estado tiene el proceso del top?</text:span></text:p>
      <text:p text:style-name="P7"/>
      <text:p text:style-name="P23"><text:span text:style-name="T5">Para matar incondicionalmente a un proceso se usa el modificador </text:span><text:span text:style-name="T20">-</text:span><text:span text:style-name="T18">KILL</text:span><text:span text:style-name="T6"> </text:span><text:span text:style-name="T5">o</text:span><text:span text:style-name="T6"> </text:span><text:span text:style-name="T18">-9</text:span><text:span text:style-name="T5">.</text:span></text:p>
      <text:p text:style-name="P22"><text:span text:style-name="T5">Ingrese el comando </text:span><text:span text:style-name="T18">kill -KILL PID</text:span><text:span text:style-name="T5"> (donde </text:span><text:span text:style-name="T6">PID</text:span><text:span text:style-name="T5"> es el PID del top mostrado por el </text:span><text:span text:style-name="T18">ps f</text:span><text:span text:style-name="T5">) y a continuación &lt;ENTER&gt;.</text:span></text:p>
      <text:p text:style-name="P22"><text:span text:style-name="T5">Ingrese nuevamente el comando </text:span><text:span text:style-name="T18">ps f</text:span><text:span text:style-name="T5"> y &lt;ENTER&gt;. ¿Todavía aparece listado el proceso del top?¿Qué estado tiene el proceso del top?</text:span></text:p>
      <text:p text:style-name="P7"/>
      <text:p text:style-name="P7">Además de la señal KILL a un proceso se le pueden enviar otras señales:</text:p>
      <text:p text:style-name="P7"/>
      <text:p text:style-name="P7"><draw:frame draw:style-name="fr1" draw:name="Marco3" text:anchor-type="paragraph" svg:y="0.155cm" svg:width="5.094cm" svg:height="2.565cm" draw:z-index="2"><draw:text-box><text:h text:style-name="P40" text:outline-level="4">HUP<text:tab/><text:tab/>1</text:h><text:p text:style-name="P25">KILL<text:tab/><text:tab/>9</text:p><text:p text:style-name="P25">TERM<text:tab/><text:tab/>15</text:p><text:p text:style-name="P25">CONT<text:tab/><text:tab/>19,18,25</text:p><text:p text:style-name="P24">STOP<text:tab/><text:tab/>17,19,23</text:p></draw:text-box></draw:frame> <text:s text:c="6"/></text:p>
      <text:p text:style-name="P7">Es posible matar mas de un proceso a la vez usando el comando killall.</text:p>
      <text:p text:style-name="P7"/>
      <text:p text:style-name="P23"><text:span text:style-name="T5"><text:tab/>Sintaxis: </text:span><text:span text:style-name="T18">killall </text:span><text:span text:style-name="T19">&lt;señal&gt;</text:span><text:span text:style-name="T18"> proceso</text:span></text:p>
      <text:p text:style-name="P7"/>
      <text:p text:style-name="P23"><text:span text:style-name="T5">Por ejemplo: </text:span><text:span text:style-name="T18">killall -KILL top</text:span></text:p>
      <text:p text:style-name="P11"/>
      <text:p text:style-name="P13">Todo en uno</text:p>
      <text:p text:style-name="P22"><text:span text:style-name="T5">Existe un comando que permite ver estadísticas de los procesos en ejecución en nuestro sistema. Además de estas estadísticas este comando permite ver los procesos actualmente en el sistema y enviarle señales a estos. Este comando se denomina </text:span><text:span text:style-name="T18">top</text:span><text:span text:style-name="T5">.</text:span></text:p>
      <text:p text:style-name="P7"/>
      <text:p text:style-name="P23"><text:span text:style-name="T5"><text:tab/>Sintaxis: </text:span><text:span text:style-name="T18">top</text:span><text:span text:style-name="T6"> </text:span></text:p>
      <text:p text:style-name="P7"/>
      <text:p text:style-name="P7">Para ver las opciones del comando top puede acceder a la página del manual de top.</text:p>
      <text:p text:style-name="P7"/>
      <text:p text:style-name="P7">Top es un comando interactivo (soporta interacción con el usuario):</text:p>
      <text:p text:style-name="P23"><text:span text:style-name="T5"><text:tab/>Para acceder a la ayuda interna presione la tecla </text:span><text:span text:style-name="T18">h</text:span><text:span text:style-name="T5">.</text:span></text:p>
      <text:p text:style-name="P22"><text:span text:style-name="T5"><text:tab/>Para enviar una señal a un proceso presione la tecla </text:span><text:span text:style-name="T18">k</text:span><text:span text:style-name="T5">. (Luego le pedirá el PID y la <text:tab/>señal a enviar).</text:span></text:p>
      <text:p text:style-name="P23"><text:span text:style-name="T5"><text:tab/>Para salir presione </text:span><text:span text:style-name="T18">q</text:span><text:span text:style-name="T5">.</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style:font-name-complex="Arial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default-outline-level="4" style:class="text">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05cm"/>
          <style:tab-stop style:position="15.589cm" style:type="right"/>
        </style:tab-stops>
      </style:paragraph-properties>
    </style:style>
    <style:style style:name="MT1" style:family="text">
      <style:text-properties style:font-name="Arial1" fo:font-size="10pt" style:font-size-asian="10pt" style:font-name-complex="Arial1"/>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4 - Manejo de Tareas y Procesos</text:p>
      </style:header>
      <style:footer>
        <text:p text:style-name="MP3"><text:span text:style-name="MT1">Ing. Arellano - Ing. Aguiar</text:span><text:tab/><text:tab/><text:span text:style-name="Page_20_Number"><text:span text:style-name="MT1"><text:page-number text:select-page="current">4</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dc:title>Práctico 5</dc:title>
    <dc:subject>Manejo de Tareas y Procesos</dc:subject>
    <meta:initial-creator>Gabriel Arellano</meta:initial-creator>
    <meta:creation-date>2003-10-29T17:55:00</meta:creation-date>
    <dc:creator>eltoto </dc:creator>
    <dc:date>2015-09-07T18:33:40.879756711</dc:date>
    <meta:print-date>2003-08-08T13:38:00</meta:print-date>
    <dc:language>es-AR</dc:language>
    <meta:editing-cycles>70</meta:editing-cycles>
    <meta:editing-duration>PT07H24M11S</meta:editing-duration>
    <meta:document-statistic meta:table-count="0" meta:image-count="0" meta:object-count="0" meta:page-count="4" meta:paragraph-count="136" meta:word-count="1554" meta:character-count="8924" meta:non-whitespace-character-count="7474"/>
    <meta:user-defined meta:name="Info 1">Gabriel Arellano</meta:user-defined>
    <meta:user-defined meta:name="Info 2"/>
    <meta:user-defined meta:name="Info 3"/>
    <meta:user-defined meta:name="Info 4"/>
  </office:meta>
</office:document-meta>
</file>